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3.175cm" fo:margin-bottom="0cm" style:contextual-spacing="false"/>
    </style:style>
    <style:style style:name="P2" style:family="paragraph" style:parent-style-name="Standard">
      <style:paragraph-properties fo:margin-top="0.353cm" fo:margin-bottom="0cm" style:contextual-spacing="false"/>
    </style:style>
    <style:style style:name="P3" style:family="paragraph" style:parent-style-name="Standard">
      <style:paragraph-properties fo:margin-top="1.058cm" fo:margin-bottom="0cm" style:contextual-spacing="false"/>
    </style:style>
    <style:style style:name="P4" style:family="paragraph" style:parent-style-name="Standard">
      <style:paragraph-properties fo:margin-top="0.353cm" fo:margin-bottom="0.353cm" style:contextual-spacing="false" fo:padding="0cm" fo:border-left="none" fo:border-right="none" fo:border-top="none" fo:border-bottom="0.51pt solid #cccccc"/>
    </style:style>
    <style:style style:name="P5" style:family="paragraph" style:parent-style-name="Heading_20_1">
      <style:paragraph-properties fo:margin-top="0cm" fo:margin-bottom="0.353cm" style:contextual-spacing="false" fo:break-before="page"/>
      <style:text-properties style:font-name="Arial" fo:font-size="16pt" style:font-name-asian="Arial2" style:font-size-asian="16pt" style:font-name-complex="Arial2" style:font-size-complex="16pt"/>
    </style:style>
    <style:style style:name="P6" style:family="paragraph" style:parent-style-name="Heading_20_2">
      <style:paragraph-properties fo:margin-top="0.529cm" fo:margin-bottom="0.282cm" style:contextual-spacing="false"/>
      <style:text-properties style:font-name="Arial" fo:font-size="13pt" fo:font-weight="bold" style:font-name-asian="Arial2" style:font-size-asian="13pt" style:font-weight-asian="bold" style:font-name-complex="Arial2" style:font-size-complex="13pt" style:font-weight-complex="bold"/>
    </style:style>
    <style:style style:name="P7" style:family="paragraph" style:parent-style-name="List_20_Paragraph" style:list-style-name="WWNum2">
      <style:paragraph-properties fo:margin-top="0.106cm" fo:margin-bottom="0.106cm" style:contextual-spacing="false"/>
      <style:text-properties style:font-name="Arial" fo:font-size="11pt" style:font-name-asian="Arial2" style:font-size-asian="11pt" style:font-name-complex="Arial2" style:font-size-complex="11pt"/>
    </style:style>
    <style:style style:name="P8" style:family="paragraph" style:parent-style-name="Standard">
      <style:paragraph-properties fo:margin-top="0.706cm" fo:margin-bottom="0.353cm" style:contextual-spacing="false" fo:text-align="center" style:justify-single-word="false"/>
      <style:text-properties fo:color="#764ba2" loext:opacity="100%" style:font-name="Arial" fo:font-size="24pt" fo:font-weight="bold" style:font-name-asian="Arial2" style:font-size-asian="24pt" style:font-weight-asian="bold" style:font-name-complex="Arial2" style:font-size-complex="24pt" style:font-weight-complex="bold"/>
    </style:style>
    <style:style style:name="P9" style:family="paragraph" style:parent-style-name="Standard">
      <style:paragraph-properties fo:margin-top="0.176cm" fo:margin-bottom="0.176cm" style:contextual-spacing="false" fo:text-align="center" style:justify-single-word="false"/>
      <style:text-properties fo:color="#555555" loext:opacity="100%" style:font-name="Arial" fo:font-size="14pt" style:font-name-asian="Arial2" style:font-size-asian="14pt" style:font-name-complex="Arial2" style:font-size-complex="14pt"/>
    </style:style>
    <style:style style:name="P10" style:family="paragraph" style:parent-style-name="Standard">
      <style:paragraph-properties fo:margin-top="0.141cm" fo:margin-bottom="0.141cm" style:contextual-spacing="false" fo:text-align="center" style:justify-single-word="false"/>
      <style:text-properties style:font-name="Arial" fo:font-size="12pt" style:font-name-asian="Arial2" style:font-size-asian="12pt" style:font-name-complex="Arial2" style:font-size-complex="12pt"/>
    </style:style>
    <style:style style:name="P11" style:family="paragraph" style:parent-style-name="Standard">
      <style:paragraph-properties fo:margin-top="0.353cm" fo:margin-bottom="0.212cm" style:contextual-spacing="false"/>
      <style:text-properties style:font-name="Arial" fo:font-size="12pt" fo:font-weight="bold" style:font-name-asian="Arial2" style:font-size-asian="12pt" style:font-weight-asian="bold" style:font-name-complex="Arial2" style:font-size-complex="12pt" style:font-weight-complex="bold"/>
    </style:style>
    <style:style style:name="P12" style:family="paragraph" style:parent-style-name="Standard">
      <style:paragraph-properties fo:margin-top="0.141cm" fo:margin-bottom="0.141cm" style:contextual-spacing="false"/>
      <style:text-properties style:font-name="Arial" fo:font-size="11pt" style:font-name-asian="Arial2" style:font-size-asian="11pt" style:font-name-complex="Arial2" style:font-size-complex="11pt"/>
    </style:style>
    <style:style style:name="P13" style:family="paragraph" style:parent-style-name="Standard">
      <style:paragraph-properties fo:margin-left="1.27cm" fo:margin-right="0cm" fo:margin-top="0.071cm" fo:margin-bottom="0.071cm" style:contextual-spacing="false" fo:text-indent="0cm" style:auto-text-indent="false" fo:padding="0cm" fo:border-left="0.51pt solid #667eea" fo:border-right="none" fo:border-top="none" fo:border-bottom="none"/>
      <style:text-properties fo:color="#333333" loext:opacity="100%" style:font-name="Courier New" fo:font-size="9pt" style:font-name-asian="Courier New1" style:font-size-asian="9pt" style:font-name-complex="Courier New1" style:font-size-complex="9pt"/>
    </style:style>
    <style:style style:name="P14" style:family="paragraph" style:parent-style-name="Standard">
      <style:paragraph-properties fo:margin-top="0.141cm" fo:margin-bottom="0.141cm" style:contextual-spacing="false"/>
      <style:text-properties fo:color="#667eea" loext:opacity="100%" style:font-name="Arial" fo:font-size="11pt" style:font-name-asian="Arial2" style:font-size-asian="11pt" style:font-name-complex="Arial2" style:font-size-complex="11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8">Quality Forge by Sophia Q</text:p>
      <text:p text:style-name="P9">Πλήρης Τεκμηρίωση Έργου</text:p>
      <text:p text:style-name="P2"/>
      <text:p text:style-name="P9">Δημιουργία AI Influencer — Φεβρουάριος 2026</text:p>
      <text:p text:style-name="P3"/>
      <text:p text:style-name="P9">Περιεχόμενα:</text:p>
      <text:p text:style-name="P10">1. Στρατηγική &amp; Τεκμηρίωση </text:p>
      <text:p text:style-name="P10">2. Prompts Content — Claude</text:p>
      <text:p text:style-name="P10">3. Prompts Website — Manus</text:p>
      <text:p text:style-name="Standard"/>
      <text:h text:style-name="P5" text:outline-level="1"><text:span text:style-name="T1">Μέρος 1: Στρατηγική &amp; Τεκμηρίωση</text:span></text:h>
      <text:p text:style-name="P4"/>
      <text:h text:style-name="P6" text:outline-level="2">1. Ορισμός Ταυτότητας &amp; Στρατηγικής</text:h>
      <text:p text:style-name="P11">1.1 Βασικά Χαρακτηριστικά Persona</text:p>
      <text:list xml:id="list3974692627" text:style-name="WWNum2">
        <text:list-item text:start-value="1">
          <text:p text:style-name="P7">Όνομα Brand: Quality Forge</text:p>
        </text:list-item>
        <text:list-item>
          <text:p text:style-name="P7">Όνομα Persona: Sophia Q</text:p>
        </text:list-item>
        <text:list-item>
          <text:p text:style-name="P7">Tagline: "Forging Excellence Through AI-Powered Testing"</text:p>
        </text:list-item>
        <text:list-item>
          <text:p text:style-name="P7">Θεματική Περιοχή: Software Testing &amp; QA Automation με έμφαση στην ΤΝ</text:p>
        </text:list-item>
      </text:list>
      <text:p text:style-name="P12">Η περιοχή του Software Testing βρίσκεται σε ραγδαία μετάβαση λόγω της ενσωμάτωσης AI εργαλείων. Υπάρχει τεράστια ζήτηση για εκπαίδευση και καθοδήγηση σε αυτόν τον τομέα, καθιστώντας την περιοχή ιδανική για τη δημιουργία ενός AI influencer με υψηλή αξία για το κοινό.</text:p>
      <text:p text:style-name="P11">Χαρακτηριστικά Προσωπικότητας</text:p>
      <text:list xml:id="list161833714046861" text:continue-numbering="true" text:style-name="WWNum2">
        <text:list-item>
          <text:p text:style-name="P7">Επαγγελματισμός: Τεχνικά accurate αλλά προσβάσιμο</text:p>
        </text:list-item>
        <text:list-item>
          <text:p text:style-name="P7">Στυλ Επικοινωνίας: Practical, hands-on, με concrete examples</text:p>
        </text:list-item>
        <text:list-item>
          <text:p text:style-name="P7">Tone: Confident αλλά approachable, ενθαρρυντικό</text:p>
        </text:list-item>
        <text:list-item>
          <text:p text:style-name="P7">Value Proposition: Practical AI solutions for everyday QA challenges</text:p>
        </text:list-item>
      </text:list>
      <text:p text:style-name="P11">Κοινό-Στόχος</text:p>
      <text:list xml:id="list161834512806922" text:continue-numbering="true" text:style-name="WWNum2">
        <text:list-item>
          <text:p text:style-name="P7">QA Engineers που θέλουν να αναβαθμίσουν τις δεξιότητές τους</text:p>
        </text:list-item>
        <text:list-item>
          <text:p text:style-name="P7">Software Developers που ενδιαφέρονται για testing</text:p>
        </text:list-item>
        <text:list-item>
          <text:p text:style-name="P7">Tech Leaders που εξετάζουν AI testing tools</text:p>
        </text:list-item>
        <text:list-item>
          <text:p text:style-name="P7">Junior QA professionals που αναζητούν mentorship</text:p>
        </text:list-item>
      </text:list>
      <text:h text:style-name="P6" text:outline-level="2">2. Δημιουργία Οπτικής Ταυτότητας (AI Image Generation)</text:h>
      <text:p text:style-name="P11">Image Generation Prompt — Βασικό</text:p>
      <text:p text:style-name="P13">Professional portrait of a female QA engineer named Sophia, late 20s,</text:p>
      <text:p text:style-name="P13">confident and intelligent expression, wearing modern business casual attire</text:p>
      <text:p text:style-name="P13">(navy blazer), clean minimalist background with soft lighting, tech office</text:p>
      <text:p text:style-name="P13">setting, warm and approachable demeanor, high-quality corporate headshot</text:p>
      <text:p text:style-name="P13">style, realistic, photorealistic, 4k quality</text:p>
      <text:p text:style-name="P11">Negative Prompt</text:p>
      <text:p text:style-name="P13">cartoon, anime, illustration, low quality, blurry, distorted face,</text:p>
      <text:p text:style-name="P13">multiple people, unrealistic proportions, oversaturated colors,</text:p>
      <text:p text:style-name="P13">harsh lighting, cluttered background</text:p>
      <text:p text:style-name="P11">Τεχνικές Παράμετροι</text:p>
      <text:list xml:id="list161833480894347" text:continue-numbering="true" text:style-name="WWNum2">
        <text:list-item>
          <text:p text:style-name="P7">Stable Diffusion: SDXL 1.0, Steps 30-50, CFG Scale 7-9, DPM++ 2M Karras</text:p>
        </text:list-item>
        <text:list-item>
          <text:p text:style-name="P7">Midjourney: --v 6.0 --s 250 --ar 2:3 --q 2</text:p>
        </text:list-item>
        <text:list-item>
          <text:p text:style-name="P7">DALL-E 3: Quality HD, Style Natural, Size 1024x1024</text:p>
        </text:list-item>
      </text:list>
      <text:h text:style-name="P6" text:outline-level="2"><text:soft-page-break/>3. Δημιουργία Επαγγελματικού CV</text:h>
      <text:p text:style-name="P11">Στρατηγική &amp; Δομή</text:p>
      <text:p text:style-name="P12">Επιλογή Μορφής: HTML CV — Εύκολη κοινοποίηση μέσω link, responsive design, εύκολη μετατροπή σε PDF, δυνατότητα customization.</text:p>
      <text:p text:style-name="P11">Δομή CV</text:p>
      <text:list xml:id="list161835148142851" text:continue-numbering="true" text:style-name="WWNum2">
        <text:list-item>
          <text:p text:style-name="P7">Header με branding (Quality Forge)</text:p>
        </text:list-item>
        <text:list-item>
          <text:p text:style-name="P7">Professional Summary</text:p>
        </text:list-item>
        <text:list-item>
          <text:p text:style-name="P7">Core Competencies (grid layout)</text:p>
        </text:list-item>
        <text:list-item>
          <text:p text:style-name="P7">Professional Experience (3 positions, reverse chronological)</text:p>
        </text:list-item>
        <text:list-item>
          <text:p text:style-name="P7">Education &amp; Certifications</text:p>
        </text:list-item>
        <text:list-item>
          <text:p text:style-name="P7">Speaking &amp; Community (thought leadership)</text:p>
        </text:list-item>
      </text:list>
      <text:p text:style-name="P11">Professional Summary (Αποτέλεσμα)</text:p>
      <text:p text:style-name="P12">"Lead QA Automation Engineer with 8+ years of progressive experience specializing in AI-driven testing solutions. Expert in transforming traditional manual testing processes into intelligent, automated systems that significantly improve software quality while accelerating delivery cycles."</text:p>
      <text:h text:style-name="P6" text:outline-level="2"/>
      <text:h text:style-name="P6" text:outline-level="2">4. Δημιουργία Sample Content (Social Media &amp; Articles)</text:h>
      <text:p text:style-name="P11">Στρατηγική LinkedIn Content</text:p>
      <text:list xml:id="list161833816658266" text:continue-numbering="true" text:style-name="WWNum2">
        <text:list-item>
          <text:p text:style-name="P7">Mix of tactical tips και thought leadership</text:p>
        </text:list-item>
        <text:list-item>
          <text:p text:style-name="P7">Personal stories με measurable results</text:p>
        </text:list-item>
        <text:list-item>
          <text:p text:style-name="P7">Controversial opinions για engagement</text:p>
        </text:list-item>
        <text:list-item>
          <text:p text:style-name="P7">Clear takeaways για το audience</text:p>
        </text:list-item>
      </text:list>
      <text:p text:style-name="P11">Prompt για LinkedIn Post</text:p>
      <text:p text:style-name="P13">Write a LinkedIn post for Sophia Q (Quality Forge) about implementing</text:p>
      <text:p text:style-name="P13">LLM-powered test case generation. The post should:</text:p>
      <text:p text:style-name="P13">- Start with an attention-grabbing hook</text:p>
      <text:p text:style-name="P13">- Share specific results (with metrics)</text:p>
      <text:p text:style-name="P13">- Provide a tactical tip</text:p>
      <text:p text:style-name="P13">- End with engagement question</text:p>
      <text:p text:style-name="P13">- Be 100-150 words</text:p>
      <text:p text:style-name="P13">- Include relevant hashtags</text:p>
      <text:p text:style-name="P11">Prompt για Technical Article</text:p>
      <text:p text:style-name="P13">Create a detailed outline for a technical article titled 'The AI Testing Stack'</text:p>
      <text:p text:style-name="P13">about integrating AI into QA processes. Include:</text:p>
      <text:p text:style-name="P13">- Introduction (problem statement)</text:p>
      <text:p text:style-name="P13">- 4 main layers/sections explaining different AI testing approaches</text:p>
      <text:p text:style-name="P13">- Code examples (Python pseudocode)</text:p>
      <text:p text:style-name="P13">- Best practices section</text:p>
      <text:p text:style-name="P13">- Future trends &amp; Conclusion</text:p>
      <text:p text:style-name="P11"/>
      <text:p text:style-name="P11"><text:soft-page-break/></text:p>
      <text:p text:style-name="P11">Prompt για Twitter Thread</text:p>
      <text:p text:style-name="P13">Create an 8-tweet thread for Sophia Q about why 'AI won't replace QA testers'.</text:p>
      <text:p text:style-name="P13">Each tweet: under 280 characters, one clear point, thread numbering (1/8...8/8)</text:p>
      <text:h text:style-name="P6" text:outline-level="2">5. Βέλτιστες Πρακτικές Prompt Engineering</text:h>
      <text:p text:style-name="P11">Γενικές Αρχές</text:p>
      <text:list xml:id="list161834952075158" text:continue-numbering="true" text:style-name="WWNum2">
        <text:list-item>
          <text:p text:style-name="P7">Specificity Over Generality: Λεπτομερείς οδηγίες, όχι generic requests</text:p>
        </text:list-item>
        <text:list-item>
          <text:p text:style-name="P7">Context is King: Who, What, Why, For whom, How</text:p>
        </text:list-item>
        <text:list-item>
          <text:p text:style-name="P7">Structured Prompts: Task / Context / Requirements / Constraints / Tone</text:p>
        </text:list-item>
        <text:list-item>
          <text:p text:style-name="P7">Iterative Refinement: Start broad, refine με follow-ups</text:p>
        </text:list-item>
        <text:list-item>
          <text:p text:style-name="P7">Examples Drive Quality: Few-shot prompting βελτιώνει τα αποτελέσματα</text:p>
        </text:list-item>
      </text:list>
      <text:h text:style-name="P6" text:outline-level="2">6. Μετρήσεις Αποτελεσματικότητας</text:h>
      <text:p text:style-name="P11">KPIs για AI Influencer</text:p>
      <text:list xml:id="list161835284056541" text:continue-numbering="true" text:style-name="WWNum2">
        <text:list-item>
          <text:p text:style-name="P7">Content Quality: Engagement rate, CTR, follower growth</text:p>
        </text:list-item>
        <text:list-item>
          <text:p text:style-name="P7">Brand Metrics: Awareness, thought leadership score, conversions</text:p>
        </text:list-item>
        <text:list-item>
          <text:p text:style-name="P7">AI Effectiveness: Prompt success rate, time saved, hallucination frequency</text:p>
        </text:list-item>
      </text:list>
      <text:h text:style-name="P6" text:outline-level="2">7. Συμπεράσματα &amp; Takeaways</text:h>
      <text:list xml:id="list161833881965434" text:continue-numbering="true" text:style-name="WWNum2">
        <text:list-item>
          <text:p text:style-name="P7">Brand Naming Matters: Memorable, relevant, unique, elegant</text:p>
        </text:list-item>
        <text:list-item>
          <text:p text:style-name="P7">Consistency is Everything: Tone, expertise level, visual identity</text:p>
        </text:list-item>
        <text:list-item>
          <text:p text:style-name="P7">Prompts as Assets: Reusable templates με minor adjustments</text:p>
        </text:list-item>
        <text:list-item>
          <text:p text:style-name="P7">Human Oversight Essential: Factual accuracy, brand alignment, emotional resonance</text:p>
        </text:list-item>
      </text:list>
      <text:p text:style-name="Standard"/>
      <text:h text:style-name="P5" text:outline-level="1"><text:span text:style-name="T1">Μέρος 2: Πλήρης Τεκμηρίωση Prompts — Claude</text:span></text:h>
      <text:p text:style-name="P4"/>
      <text:h text:style-name="P6" text:outline-level="2">Τμήμα 1: Image Generation Prompts (Persona Portrait)</text:h>
      <text:p text:style-name="P12">Χρησιμοποιήθηκαν για: Δημιουργία της φωτογραφίας της Sophia Q</text:p>
      <text:p text:style-name="P12">Εργαλείο: Midjourney / DALL-E 3 / Stable Diffusion</text:p>
      <text:p text:style-name="P11">Prompt #1 — Βασικό (Primary Portrait Prompt)</text:p>
      <text:p text:style-name="P13">Professional portrait of a female QA engineer named Sophia, late 20s,</text:p>
      <text:p text:style-name="P13">confident and intelligent expression, wearing modern business casual attire</text:p>
      <text:p text:style-name="P13">(navy blazer), clean minimalist background with soft lighting, tech office</text:p>
      <text:p text:style-name="P13">setting, warm and approachable demeanor, high-quality corporate headshot</text:p>
      <text:p text:style-name="P13">style, realistic, photorealistic, 4k quality</text:p>
      <text:p text:style-name="P11">Αιτιολόγηση</text:p>
      <text:list xml:id="list161833954739133" text:continue-numbering="true" text:style-name="WWNum2">
        <text:list-item>
          <text:p text:style-name="P7">"Professional portrait" → Καθορίζει corporate headshot style</text:p>
        </text:list-item>
        <text:list-item>
          <text:p text:style-name="P7">"late 20s" → Ηλικία που μεταφέρει εμπειρία αλλά και σύγχρονη προσέγγιση</text:p>
        </text:list-item>
        <text:list-item>
          <text:p text:style-name="P7">"confident and intelligent" → Χαρακτηριστικά expert</text:p>
        </text:list-item>
        <text:list-item>
          <text:p text:style-name="P7">"navy blazer" → Professional, tech industry appropriate</text:p>
        </text:list-item>
        <text:list-item>
          <text:p text:style-name="P7">"clean minimalist background" → Δεν αποσπά την προσοχή</text:p>
        </text:list-item>
        <text:list-item>
          <text:p text:style-name="P7">"warm and approachable" → Balance επαγγελματισμού και προσβασιμότητας</text:p>
        </text:list-item>
      </text:list>
      <text:p text:style-name="P11">Prompt #2 — Εναλλακτικό (Detailed Alternative)</text:p>
      <text:p text:style-name="P13">Corporate headshot: Professional woman in her late twenties, software quality</text:p>
      <text:p text:style-name="P13">assurance specialist, wearing elegant navy blazer over white shirt, subtle</text:p>
      <text:p text:style-name="P13">professional makeup, confident smile, warm brown eyes, shoulder-length dark</text:p>
      <text:p text:style-name="P13">hair styled professionally, standing against clean white/gray minimalist</text:p>
      <text:p text:style-name="P13">office background, natural window lighting from left, shallow depth of field,</text:p>
      <text:p text:style-name="P13">Canon 5D style, photorealistic, high detail, professional photography</text:p>
      <text:p text:style-name="P11">Negative Prompt (για όλα τα image prompts)</text:p>
      <text:p text:style-name="P13">cartoon, anime, illustration, low quality, blurry, distorted face,</text:p>
      <text:p text:style-name="P13">multiple people, unrealistic proportions, oversaturated colors,</text:p>
      <text:p text:style-name="P13">harsh lighting, cluttered background</text:p>
      <text:p text:style-name="P11">Τεχνικές Παράμετροι</text:p>
      <text:list xml:id="list161833607035549" text:continue-numbering="true" text:style-name="WWNum2">
        <text:list-item>
          <text:p text:style-name="P7">Stable Diffusion: SDXL 1.0 ή Realistic Vision, Steps 30-50, CFG Scale 7-9, Sampler DPM++ 2M Karras, Resolution 1024x1024</text:p>
        </text:list-item>
        <text:list-item>
          <text:p text:style-name="P7">Midjourney: --v 6.0 --s 250 --ar 2:3 --style raw</text:p>
        </text:list-item>
        <text:list-item>
          <text:p text:style-name="P7">DALL-E 3: Quality HD, Style Natural, Size 1024x1024</text:p>
        </text:list-item>
      </text:list>
      <text:h text:style-name="P6" text:outline-level="2">Τμήμα 2: Cover Page Image Prompt</text:h>
      <text:p text:style-name="P12">Χρησιμοποιήθηκε για: Εξώφυλλο της εργασίας | Εργαλείο: ChatGPT/DALL-E 3</text:p>
      <text:p text:style-name="P13">Create a professional academic thesis cover design with purple gradient</text:p>
      <text:p text:style-name="P13">background (#667eea to #764ba2), abstract AI neural network patterns,</text:p>
      <text:p text:style-name="P13">flowing digital particles, modern minimalist style, vertical portrait</text:p>
      <text:p text:style-name="P13">orientation, no text, high quality, sophisticated and innovative mood</text:p>
      <text:h text:style-name="P6" text:outline-level="2"><text:soft-page-break/>Τμήμα 3: CV Content Generation Prompts</text:h>
      <text:p text:style-name="P11">Prompt #1 — Professional Summary</text:p>
      <text:p text:style-name="P13">Create a compelling professional summary for a Senior QA Automation Engineer</text:p>
      <text:p text:style-name="P13">named Sophia Q who specializes in AI-driven testing. She has 8+ years of</text:p>
      <text:p text:style-name="P13">experience. The summary should:</text:p>
      <text:p text:style-name="P13">- Be 4-5 sentences</text:p>
      <text:p text:style-name="P13">- Highlight AI/ML testing expertise</text:p>
      <text:p text:style-name="P13">- Mention leadership and mentorship</text:p>
      <text:p text:style-name="P13">- Emphasize impact (use metrics where appropriate)</text:p>
      <text:p text:style-name="P13">- Sound confident but not arrogant</text:p>
      <text:p text:style-name="P13">Tone: Professional, results-oriented, forward-thinking</text:p>
      <text:p text:style-name="P11">Αποτέλεσμα</text:p>
      <text:p text:style-name="P12">"Lead QA Automation Engineer with 8+ years of progressive experience specializing in AI-driven testing solutions. Expert in transforming traditional manual testing processes into intelligent, automated systems..."</text:p>
      <text:p text:style-name="P11">Prompt #2 — Experience Bullets</text:p>
      <text:p text:style-name="P13">Generate 4-5 achievement-focused bullet points for a Senior QA Automation</text:p>
      <text:p text:style-name="P13">Engineer role at 'TechVision Labs' (2020-Present). Focus on:</text:p>
      <text:p text:style-name="P13">- AI-driven testing implementation</text:p>
      <text:p text:style-name="P13">- Metrics/impact (use realistic percentages)</text:p>
      <text:p text:style-name="P13">- Leadership/team management</text:p>
      <text:p text:style-name="P13">- Technical innovations (LLMs for test generation, predictive analytics)</text:p>
      <text:p text:style-name="P13">- CI/CD integration</text:p>
      <text:p text:style-name="P13">Use action verbs. Include quantifiable results.</text:p>
      <text:p text:style-name="P11">Prompt #3 — Skills Selection</text:p>
      <text:p text:style-name="P13">Create a comprehensive list of 12 technical skills for an AI-focused QA</text:p>
      <text:p text:style-name="P13">Automation Engineer. Include: Programming languages (3-4), Testing frameworks</text:p>
      <text:p text:style-name="P13">(3-4), AI/ML related skills (2-3), DevOps/CI-CD tools (2-3).</text:p>
      <text:p text:style-name="P13">Make them specific. They should reflect 2024-2025 tech stack.</text:p>
      <text:h text:style-name="P6" text:outline-level="2">Τμήμα 4: LinkedIn Posts Prompts</text:h>
      <text:p text:style-name="P11">Prompt — Educational Post</text:p>
      <text:p text:style-name="P13">Write a LinkedIn post for Sophia Q (Quality Forge) about [TOPIC].</text:p>
      <text:p text:style-name="P13">- Start with attention-grabbing hook</text:p>
      <text:p text:style-name="P13">- Share specific insight or experience</text:p>
      <text:p text:style-name="P13">- Include 2-3 bullet points with key takeaways</text:p>
      <text:p text:style-name="P13">- Provide one actionable tip</text:p>
      <text:p text:style-name="P13">- End with engagement question</text:p>
      <text:p text:style-name="P13">- Be 120-150 words</text:p>
      <text:p text:style-name="P13">- Include relevant hashtags (4-6)</text:p>
      <text:p text:style-name="P13">Tone: Professional, helpful, conversational</text:p>
      <text:p text:style-name="P11">Prompt — Controversial Opinion Post</text:p>
      <text:p text:style-name="P13">Write a LinkedIn post with an 'unpopular opinion' about test automation</text:p>
      <text:p text:style-name="P13">frameworks being over-engineered. Start with 'Unpopular opinion:' hook,</text:p>
      <text:p text:style-name="P13">present contrarian view, back it up with simple checklist, invite debate.</text:p>
      <text:p text:style-name="P13">120-180 words. Tone: Confident but not condescending.</text:p>
      <text:h text:style-name="P6" text:outline-level="2"><text:soft-page-break/>Τμήμα 5: Technical Article Prompts</text:h>
      <text:p text:style-name="P11">Prompt — Article Outline</text:p>
      <text:p text:style-name="P13">Create a detailed outline for a technical article titled 'The AI Testing Stack'</text:p>
      <text:p text:style-name="P13">about integrating AI into QA processes. Include:</text:p>
      <text:p text:style-name="P13">- Introduction (problem statement)</text:p>
      <text:p text:style-name="P13">- 4 main layers/sections explaining different AI testing approaches</text:p>
      <text:p text:style-name="P13">- Code examples (Python pseudocode)</text:p>
      <text:p text:style-name="P13">- Best practices section</text:p>
      <text:p text:style-name="P13">- Future trends</text:p>
      <text:p text:style-name="P13">Target audience: Senior QA Engineers and Engineering Managers</text:p>
      <text:p text:style-name="P13">Length: 2000-2500 words. Tone: Educational, authoritative, practical</text:p>
      <text:h text:style-name="P6" text:outline-level="2">Τμήμα 6: Twitter/X Thread Prompts</text:h>
      <text:p text:style-name="P13">Create an 8-tweet thread for Sophia Q about why 'AI won't replace QA testers'.</text:p>
      <text:p text:style-name="P13">Each tweet: under 280 characters, makes one clear point,</text:p>
      <text:p text:style-name="P13">builds on previous, uses thread numbering (1/8, 2/8, etc.),</text:p>
      <text:p text:style-name="P13">includes emojis where appropriate, ends with engagement question.</text:p>
      <text:p text:style-name="P13">Tone: Confident, reassuring, forward-thinking</text:p>
      <text:h text:style-name="P6" text:outline-level="2">Τμήμα 7: Newsletter Prompts</text:h>
      <text:p text:style-name="P13">Write a newsletter email for 'Quality Forge Weekly' about reducing testing</text:p>
      <text:p text:style-name="P13">time by 70% with AI. Include:</text:p>
      <text:p text:style-name="P13">- Catchy subject line with emoji</text:p>
      <text:p text:style-name="P13">- Personal greeting from Sophia</text:p>
      <text:p text:style-name="P13">- '3-Layer AI Testing Pyramid' framework</text:p>
      <text:p text:style-name="P13">- Specific results with metrics</text:p>
      <text:p text:style-name="P13">- One actionable item for readers</text:p>
      <text:p text:style-name="P13">- Teaser for next week</text:p>
      <text:p text:style-name="P13">400-500 words. Tone: Friendly, conversational, value-packed, no fluff</text:p>
      <text:h text:style-name="P6" text:outline-level="2">Τμήμα 8: Brand Strategy Prompts</text:h>
      <text:p text:style-name="P11">Prompt — Brand Naming</text:p>
      <text:p text:style-name="P13">Generate 10 creative brand name options for an AI-powered testing</text:p>
      <text:p text:style-name="P13">influencer/consultancy. Each name should:</text:p>
      <text:p text:style-name="P13">- Be 1-3 words max</text:p>
      <text:p text:style-name="P13">- Convey quality, precision, or innovation</text:p>
      <text:p text:style-name="P13">- Be memorable and professional</text:p>
      <text:p text:style-name="P13">- Not already be a major company name</text:p>
      <text:p text:style-name="P12">Επιλογή: Quality Forge — Συνδυάζει 'quality' (σαφής value proposition) με 'forge' (μεταφορά craftsmanship, δημιουργία, transformation).</text:p>
      <text:p text:style-name="P11">Prompt — Tagline Generation</text:p>
      <text:p text:style-name="P13">Create 5 tagline options for 'Quality Forge' - an AI-powered testing brand.</text:p>
      <text:p text:style-name="P13">Each should: be 3-7 words, convey transformation/innovation, include a benefit,</text:p>
      <text:p text:style-name="P13">sound professional, be memorable.</text:p>
      <text:p text:style-name="P12">Επιλογή: "Forging Excellence Through AI-Powered Testing"</text:p>
      <text:h text:style-name="P6" text:outline-level="2"><text:soft-page-break/>Τμήμα 9: Content Strategy Prompts</text:h>
      <text:p text:style-name="P11">Prompt — Content Calendar</text:p>
      <text:p text:style-name="P13">Create a 30-day content calendar for Quality Forge focusing on AI testing topics.</text:p>
      <text:p text:style-name="P13">Include: 3 LinkedIn posts per week, 1 technical article per week,</text:p>
      <text:p text:style-name="P13">1 Twitter thread per week, mix of educational, inspirational, promotional content.</text:p>
      <text:p text:style-name="P13">Format as table: Date | Platform | Topic | Content Type | CTA</text:p>
      <text:p text:style-name="P11">Prompt — Target Audience Definition</text:p>
      <text:p text:style-name="P13">Define the target audience for Quality Forge content. Include:</text:p>
      <text:p text:style-name="P13">Job titles (3-5), Pain points (5-7), Goals/aspirations (3-5),</text:p>
      <text:p text:style-name="P13">Content preferences, Platform usage, Objections to AI testing.</text:p>
      <text:h text:style-name="P6" text:outline-level="2">Τμήμα 10: Σύνοψη &amp; Τεχνικές Prompt Engineering</text:h>
      <text:p text:style-name="P11">Σύνολο Prompts: 25+</text:p>
      <text:list xml:id="list161833721389520" text:continue-numbering="true" text:style-name="WWNum2">
        <text:list-item>
          <text:p text:style-name="P7">Image Generation: 3 prompts (persona + variations)</text:p>
        </text:list-item>
        <text:list-item>
          <text:p text:style-name="P7">Cover Design: 2 prompts</text:p>
        </text:list-item>
        <text:list-item>
          <text:p text:style-name="P7">CV Content: 3 prompts</text:p>
        </text:list-item>
        <text:list-item>
          <text:p text:style-name="P7">LinkedIn Posts: 3 prompts</text:p>
        </text:list-item>
        <text:list-item>
          <text:p text:style-name="P7">Technical Article: 2 prompts</text:p>
        </text:list-item>
        <text:list-item>
          <text:p text:style-name="P7">Twitter Thread: 1 prompt</text:p>
        </text:list-item>
        <text:list-item>
          <text:p text:style-name="P7">Newsletter: 1 prompt</text:p>
        </text:list-item>
        <text:list-item>
          <text:p text:style-name="P7">Brand Strategy: 2 prompts</text:p>
        </text:list-item>
        <text:list-item>
          <text:p text:style-name="P7">Content Strategy: 2 prompts</text:p>
        </text:list-item>
        <text:list-item>
          <text:p text:style-name="P7">Misc (Taglines, Audience): 6 prompts</text:p>
        </text:list-item>
      </text:list>
      <text:p text:style-name="P11">Τεχνικές Prompt Engineering</text:p>
      <text:list xml:id="list161833791870850" text:continue-numbering="true" text:style-name="WWNum2">
        <text:list-item>
          <text:p text:style-name="P7">Contextual Framing: Πάντα who, what, why, for whom</text:p>
        </text:list-item>
        <text:list-item>
          <text:p text:style-name="P7">Specific Constraints: Word count limits, tone specifications, format requirements</text:p>
        </text:list-item>
        <text:list-item>
          <text:p text:style-name="P7">Structured Output: Bullet points, specific formatting</text:p>
        </text:list-item>
        <text:list-item>
          <text:p text:style-name="P7">Iterative Refinement: Negative prompts, 'Don't' instructions</text:p>
        </text:list-item>
        <text:list-item>
          <text:p text:style-name="P7">Role-Playing: 'You are writing as Sophia Q...' για consistent voice</text:p>
        </text:list-item>
        <text:list-item>
          <text:p text:style-name="P7">Examples Provision: Few-shot prompting όπου χρειάζεται</text:p>
        </text:list-item>
      </text:list>
      <text:p text:style-name="Standard"/>
      <text:h text:style-name="P5" text:outline-level="1"><text:span text:style-name="T1">Μέρος 3: Prompts Website — Manus</text:span></text:h>
      <text:p text:style-name="P14">Website URL: https://sophiacv-if5idbde.manus.space/</text:p>
      <text:p text:style-name="P4"/>
      <text:h text:style-name="P6" text:outline-level="2">Project Overview</text:h>
      <text:list xml:id="list161835410566546" text:continue-numbering="true" text:style-name="WWNum2">
        <text:list-item>
          <text:p text:style-name="P7">Project Name: sophia_cv_website</text:p>
        </text:list-item>
        <text:list-item>
          <text:p text:style-name="P7">Technology Stack: React 19, Tailwind CSS 4, TypeScript, Vite</text:p>
        </text:list-item>
        <text:list-item>
          <text:p text:style-name="P7">Design Philosophy: Modern Minimalist with Technical Elegance</text:p>
        </text:list-item>
        <text:list-item>
          <text:p text:style-name="P7">Created: February 2026</text:p>
        </text:list-item>
      </text:list>
      <text:h text:style-name="P6" text:outline-level="2">Phase 1: Project Initialization</text:h>
      <text:p text:style-name="P11">Prompt 1.1 — Project Setup</text:p>
      <text:p text:style-name="P13">Initialize a professional CV website project for Sophia Q.</text:p>
      <text:p text:style-name="P13">Project name: sophia_cv_website</text:p>
      <text:p text:style-name="P13">Title: Sophia Q - Quality Assurance &amp; AI Testing Expert</text:p>
      <text:p text:style-name="P13">Description: A professional personal website showcasing Sophia Q's CV,</text:p>
      <text:p text:style-name="P13">expertise in AI-driven testing, professional experience, and contact info.</text:p>
      <text:p text:style-name="P13">Template: web-static (React 19 + Tailwind 4 + shadcn/ui)</text:p>
      <text:p text:style-name="P12">Αποτέλεσμα: React-based static website με Vite bundler, Tailwind CSS, shadcn/ui.</text:p>
      <text:h text:style-name="P6" text:outline-level="2">Phase 2: Design System &amp; Visual Assets</text:h>
      <text:p text:style-name="P11">Prompt 2.1 — Design Brainstorming</text:p>
      <text:p text:style-name="P13">Create three design brainstorm responses for a professional CV website for</text:p>
      <text:p text:style-name="P13">Sophia Q. Each response should include: Design Movement, Core Principles (3-4),</text:p>
      <text:p text:style-name="P13">Color Philosophy, Layout Paradigm, Signature Elements (2-3),</text:p>
      <text:p text:style-name="P13">Interaction Philosophy, Animation guidelines, Typography System.</text:p>
      <text:p text:style-name="P13">Generate three distinct approaches with probabilities less than 0.10 each.</text:p>
      <text:p text:style-name="P12">Αποτέλεσμα — 3 επιλογές:</text:p>
      <text:list xml:id="list161833393267791" text:continue-numbering="true" text:style-name="WWNum2">
        <text:list-item>
          <text:p text:style-name="P7">Modern Minimalist with Technical Elegance (ΕΠΙΛΕΧΘΗΚΕ)</text:p>
        </text:list-item>
        <text:list-item>
          <text:p text:style-name="P7">Warm Professional with Human Touch</text:p>
        </text:list-item>
        <text:list-item>
          <text:p text:style-name="P7">Bold Modern with Data Visualization Focus</text:p>
        </text:list-item>
      </text:list>
      <text:p text:style-name="P12">Επιλεχθέν Design System:</text:p>
      <text:list xml:id="list161834288419579" text:continue-numbering="true" text:style-name="WWNum2">
        <text:list-item>
          <text:p text:style-name="P7">Primary Color: Deep charcoal (#1a1a2e)</text:p>
        </text:list-item>
        <text:list-item>
          <text:p text:style-name="P7">Accent Color: Electric teal (#00d9ff)</text:p>
        </text:list-item>
        <text:list-item>
          <text:p text:style-name="P7">Typography: IBM Plex Sans (headings), Inter (body)</text:p>
        </text:list-item>
        <text:list-item>
          <text:p text:style-name="P7">Layout: Asymmetric με generous whitespace</text:p>
        </text:list-item>
        <text:list-item>
          <text:p text:style-name="P7">Animations: Smooth scroll-triggered transitions</text:p>
        </text:list-item>
      </text:list>
      <text:p text:style-name="P11">Prompt 2.2 — Visual Asset Generation</text:p>
      <text:p text:style-name="P13">Generate three high-quality visual assets:</text:p>
      <text:p text:style-name="P13">1. Hero Background: Abstract minimalist, deep charcoal base, teal accents</text:p>
      <text:p text:style-name="P13">2. Tech Accent Pattern: Subtle circuit/code patterns, teal on transparent</text:p>
      <text:p text:style-name="P13">3. Skill Badge Background: Modern gradient, charcoal to lighter shade</text:p>
      <text:p text:style-name="P13">Output format: PNG with CDN URLs</text:p>
      <text:p text:style-name="P11"><text:soft-page-break/>Prompt 2.3 — Global CSS Configuration</text:p>
      <text:p text:style-name="P13">Update global CSS (index.css) with the Modern Minimalist design system.</text:p>
      <text:p text:style-name="P13">Colors: Primary #1a1a2e, Accent #00d9ff, Secondary #2d2d44</text:p>
      <text:p text:style-name="P13">Typography: IBM Plex Sans Bold (headings), Inter Regular (body),</text:p>
      <text:p text:style-name="P13">IBM Plex Mono (technical terms)</text:p>
      <text:p text:style-name="P13">Ensure all colors use OKLCH format for Tailwind 4 compatibility.</text:p>
      <text:h text:style-name="P6" text:outline-level="2">Phase 3: Homepage &amp; Core Sections</text:h>
      <text:p text:style-name="P11">Prompt 3.1 — Extract CV Content</text:p>
      <text:p text:style-name="P13">Extract the following from Sophia Q's CV document:</text:p>
      <text:p text:style-name="P13">1. Professional photo (JPEG), 2. Professional summary,</text:p>
      <text:p text:style-name="P13">3. Core competencies (12 skills), 4. Professional experience (3 positions),</text:p>
      <text:p text:style-name="P13">5. Education (2 degrees), 6. Certifications (4),</text:p>
      <text:p text:style-name="P13">7. Speaking engagements (2 talks), 8. Open source contributions (2 projects),</text:p>
      <text:p text:style-name="P13">9. Contact information</text:p>
      <text:p text:style-name="P11">Prompt 3.2 — Homepage Component Structure</text:p>
      <text:p text:style-name="P13">Create a comprehensive React Home page (Home.tsx) with sections:</text:p>
      <text:p text:style-name="P13">1. Sticky Header Navigation</text:p>
      <text:p text:style-name="P13">2. Hero Section (asymmetric layout, professional photo, CTA buttons)</text:p>
      <text:p text:style-name="P13">3. Professional Experience (timeline-style cards)</text:p>
      <text:p text:style-name="P13">4. Core Competencies (grid layout, skill badges)</text:p>
      <text:p text:style-name="P13">5. Certifications (2-column grid)</text:p>
      <text:p text:style-name="P13">6. Education (full-width cards)</text:p>
      <text:p text:style-name="P13">7. Speaking &amp; Community (2-column layout)</text:p>
      <text:p text:style-name="P13">8. Contact Section (email, LinkedIn, GitHub)</text:p>
      <text:p text:style-name="P13">9. Footer (copyright, social media icons)</text:p>
      <text:h text:style-name="P6" text:outline-level="2">Phase 4: Newsletter &amp; Social Media Features</text:h>
      <text:p text:style-name="P11">Prompt 4.1 — Newsletter Signup Component</text:p>
      <text:p text:style-name="P13">Create a NewsletterSignup.tsx React component with:</text:p>
      <text:p text:style-name="P13">- Email input with validation</text:p>
      <text:p text:style-name="P13">- Subscribe button with loading state</text:p>
      <text:p text:style-name="P13">- Success/error messages</text:p>
      <text:p text:style-name="P13">- Modern design matching the site theme</text:p>
      <text:p text:style-name="P13">- Mobile responsive</text:p>
      <text:p text:style-name="P11">Prompt 4.2 — Social Content Component</text:p>
      <text:p text:style-name="P13">Create a SocialContent.tsx component displaying sample social media posts:</text:p>
      <text:p text:style-name="P13">- LinkedIn posts (3) with engagement metrics</text:p>
      <text:p text:style-name="P13">- Twitter/X thread (1)</text:p>
      <text:p text:style-name="P13">- Card design with platform icons</text:p>
      <text:p text:style-name="P13">- Engagement stats display (likes, comments, shares)</text:p>
      <text:h text:style-name="P6" text:outline-level="2">Phase 5: Bug Fixes &amp; Refinements</text:h>
      <text:p text:style-name="P11">Prompt 5.1 — Text Contrast Fix</text:p>
      <text:p text:style-name="P13">Fix text visibility issues in the hero section:</text:p>
      <text:p text:style-name="P13">The white text on the background image is hard to read.</text:p>
      <text:p text:style-name="P13">Add a darker overlay or improve contrast while maintaining design aesthetic.</text:p>
      <text:h text:style-name="P6" text:outline-level="2"><text:soft-page-break/>Phase 6: Social Media Link Updates</text:h>
      <text:p text:style-name="P11">Prompt 6.1 — Replace Real Links with Placeholders</text:p>
      <text:p text:style-name="P13">Replace all social media links in Home.tsx and SocialContent.tsx</text:p>
      <text:p text:style-name="P13">with placeholder URLs using '#' or descriptive placeholders like</text:p>
      <text:p text:style-name="P13">'https://linkedin.com/in/your-profile' to protect privacy.</text:p>
      <text:h text:style-name="P6" text:outline-level="2">Content Structure</text:h>
      <text:p text:style-name="P11">Core Competencies (12 Skills)</text:p>
      <text:list xml:id="list161834042472122" text:continue-numbering="true" text:style-name="WWNum2">
        <text:list-item>
          <text:p text:style-name="P7">AI-Powered Test Automation</text:p>
        </text:list-item>
        <text:list-item>
          <text:p text:style-name="P7">Test Strategy &amp; Architecture</text:p>
        </text:list-item>
        <text:list-item>
          <text:p text:style-name="P7">CI/CD Pipeline Integration</text:p>
        </text:list-item>
        <text:list-item>
          <text:p text:style-name="P7">Performance &amp; Security Testing</text:p>
        </text:list-item>
        <text:list-item>
          <text:p text:style-name="P7">Python, JavaScript, Java</text:p>
        </text:list-item>
        <text:list-item>
          <text:p text:style-name="P7">Selenium, Cypress, Playwright</text:p>
        </text:list-item>
        <text:list-item>
          <text:p text:style-name="P7">Machine Learning for QA</text:p>
        </text:list-item>
        <text:list-item>
          <text:p text:style-name="P7">API &amp; Microservices Testing</text:p>
        </text:list-item>
        <text:list-item>
          <text:p text:style-name="P7">Docker &amp; Kubernetes</text:p>
        </text:list-item>
        <text:list-item>
          <text:p text:style-name="P7">Jenkins, GitHub Actions, GitLab CI</text:p>
        </text:list-item>
        <text:list-item>
          <text:p text:style-name="P7">Test Data Generation (LLMs)</text:p>
        </text:list-item>
        <text:list-item>
          <text:p text:style-name="P7">Agile &amp; DevOps Methodologies</text:p>
        </text:list-item>
      </text:list>
      <text:p text:style-name="P11">Professional Experience</text:p>
      <text:list xml:id="list161834913686988" text:continue-numbering="true" text:style-name="WWNum2">
        <text:list-item>
          <text:p text:style-name="P7">Senior QA Automation Engineer &amp; AI Testing Lead — TechVision Labs (Jan 2020 - Present)</text:p>
        </text:list-item>
        <text:list-item>
          <text:p text:style-name="P7">QA Automation Engineer — CloudScale Systems (Mar 2018 - Dec 2019)</text:p>
        </text:list-item>
        <text:list-item>
          <text:p text:style-name="P7">Software Quality Assurance Engineer — Digital Innovations Inc. (Jun 2016 - Feb 2018)</text:p>
        </text:list-item>
      </text:list>
      <text:p text:style-name="P11">Certifications</text:p>
      <text:list xml:id="list161834652487291" text:continue-numbering="true" text:style-name="WWNum2">
        <text:list-item>
          <text:p text:style-name="P7">ISTQB Advanced Test Automation Engineer (2021)</text:p>
        </text:list-item>
        <text:list-item>
          <text:p text:style-name="P7">AWS Certified Developer - Associate (2022)</text:p>
        </text:list-item>
        <text:list-item>
          <text:p text:style-name="P7">AI &amp; Machine Learning Fundamentals - Stanford Online (2023)</text:p>
        </text:list-item>
        <text:list-item>
          <text:p text:style-name="P7">Certified Kubernetes Application Developer - CKAD (2023)</text:p>
        </text:list-item>
      </text:list>
      <text:h text:style-name="P6" text:outline-level="2"/>
      <text:h text:style-name="P6" text:outline-level="2">Technical Implementation</text:h>
      <text:p text:style-name="P11">Project Structure</text:p>
      <text:p text:style-name="P13">sophia_cv_website/</text:p>
      <text:p text:style-name="P13">├── client/src/pages/Home.tsx <text:s text:c="5"/>(main page)</text:p>
      <text:p text:style-name="P13">├── client/src/components/ <text:s text:c="8"/>(NewsletterSignup, SocialContent)</text:p>
      <text:p text:style-name="P13">├── client/src/index.css <text:s text:c="10"/>(design system)</text:p>
      <text:p text:style-name="P13">└── server/index.ts <text:s text:c="15"/>(Express server)</text:p>
      <text:p text:style-name="P11"/>
      <text:p text:style-name="P11"><text:soft-page-break/>Key Dependencies</text:p>
      <text:list xml:id="list161834894906902" text:continue-numbering="true" text:style-name="WWNum2">
        <text:list-item>
          <text:p text:style-name="P7">React 19.2.1</text:p>
        </text:list-item>
        <text:list-item>
          <text:p text:style-name="P7">Tailwind CSS 4.1.14</text:p>
        </text:list-item>
        <text:list-item>
          <text:p text:style-name="P7">TypeScript 5.6.3</text:p>
        </text:list-item>
        <text:list-item>
          <text:p text:style-name="P7">Lucide React (icons), Wouter (routing), shadcn/ui (components)</text:p>
        </text:list-item>
      </text:list>
      <text:p text:style-name="P11">Version History</text:p>
      <text:list xml:id="list161833423141173" text:continue-numbering="true" text:style-name="WWNum2">
        <text:list-item>
          <text:p text:style-name="P7">v1.0 — Feb 25, 2026: Initial website launch με core sections</text:p>
        </text:list-item>
        <text:list-item>
          <text:p text:style-name="P7">v1.1 — Feb 25, 2026: Added newsletter and social content sections</text:p>
        </text:list-item>
        <text:list-item>
          <text:p text:style-name="P7">v1.2 — Feb 27, 2026: Fixed text contrast in hero section</text:p>
        </text:list-item>
        <text:list-item>
          <text:p text:style-name="P7">v1.3 — Feb 27, 2026: Replaced social links με placeholders</text:p>
        </text:list-item>
      </text:list>
      <text:h text:style-name="P6" text:outline-level="2">Future Enhancement Suggestions</text:h>
      <text:list xml:id="list161835188015214" text:continue-numbering="true" text:style-name="WWNum2">
        <text:list-item>
          <text:p text:style-name="P7">Blog Section — Dedicated blog pages για technical articles</text:p>
        </text:list-item>
        <text:list-item>
          <text:p text:style-name="P7">Case Studies — Detailed project case studies με metrics</text:p>
        </text:list-item>
        <text:list-item>
          <text:p text:style-name="P7">Resources Library — Gated downloadable templates</text:p>
        </text:list-item>
        <text:list-item>
          <text:p text:style-name="P7">Speaking Calendar — Upcoming and past speaking engagements</text:p>
        </text:list-item>
        <text:list-item>
          <text:p text:style-name="P7">Email Backend Integration — Connect newsletter to Mailchimp/ConvertKit</text:p>
        </text:list-item>
        <text:list-item>
          <text:p text:style-name="P7">Dark Mode — Add theme switcher</text:p>
        </text:list-item>
        <text:list-item>
          <text:p text:style-name="P7">Analytics — Implement Google Analytic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706cm" fo:margin-bottom="0.353cm" style:contextual-spacing="false"/>
      <style:text-properties fo:color="#764ba2" loext:opacity="100%" style:font-name="Arial1" fo:font-family="Arial" style:font-family-generic="swiss"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text">
      <style:paragraph-properties fo:margin-top="0.529cm" fo:margin-bottom="0.282cm" style:contextual-spacing="false"/>
      <style:text-properties fo:color="#2d2d44"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class="text">
      <style:text-properties fo:color="#1f4d78" loext:opacity="100%" fo:font-size="12pt" style:font-size-asian="12pt" style:font-size-complex="12pt"/>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n-named</meta:initial-creator>
    <meta:editing-cycles>2</meta:editing-cycles>
    <meta:creation-date>2026-02-27T14:15:53.219000000</meta:creation-date>
    <dc:date>2026-02-27T16:18:33.202000000</dc:date>
    <meta:generator>LibreOffice/7.4.5.1$Windows_X86_64 LibreOffice_project/9c0871452b3918c1019dde9bfac75448afc4b57f</meta:generator>
    <meta:editing-duration>PT1M52S</meta:editing-duration>
    <meta:document-statistic meta:table-count="0" meta:image-count="0" meta:object-count="0" meta:page-count="12" meta:paragraph-count="382" meta:word-count="2619" meta:character-count="18367" meta:non-whitespace-character-count="16162"/>
  </office:meta>
</office:document-meta>
</file>